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2">Lesson Topics Recap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4"><text:span text:style-name="T5">Structuring the project details page:</text:span><text:span text:style-name="T6"><text:s/>The design goal is to build a project details page that includes a project details card, a to-do list, and, eventually, an IFC viewer. This page resides in the main content area alongside the projects list page. To achieve this, the script discusses the need to structure the HTML in a way that allows hiding/showing different pages.</text:span></text:p>
        </text:list-item>
        <text:list-item>
          <text:p text:style-name="P7"><text:span text:style-name="T8">Page Container Organization:</text:span><text:span text:style-name="T9"><text:s/>The script introduces the idea of enclosing the projects list page and the project details page in separate containers. It emphasizes avoiding multiple<text:s/></text:span><text:span text:style-name="T10">main</text:span><text:span text:style-name="T11"><text:s/>tags and proposes using a new<text:s/></text:span><text:span text:style-name="T12">div</text:span><text:span text:style-name="T13"><text:s/>with the id<text:s/></text:span><text:span text:style-name="T14">projects-page</text:span><text:span text:style-name="T15"><text:s/>as the container for both pages. This allows for easier control of visibility.</text:span></text:p>
        </text:list-item>
        <text:list-item>
          <text:p text:style-name="P16"><text:span text:style-name="T17">Inline-Style for Visibility:</text:span><text:span text:style-name="T18"><text:s/>To temporarily hide the projects page content, an inline-style of<text:s/></text:span><text:span text:style-name="T19">display: none</text:span><text:span text:style-name="T20"><text:s/>is applied to the<text:s/></text:span><text:span text:style-name="T21">projects-page</text:span><text:span text:style-name="T22"><text:s/>container. This enables the focus on the details page in the current stage of development.</text:span></text:p>
        </text:list-item>
        <text:list-item>
          <text:p text:style-name="P23"><text:span text:style-name="T24">HTML Structure:</text:span><text:span text:style-name="T25"><text:s/>Describes the desired structure for the project details page, including a header container (</text:span><text:span text:style-name="T26">header</text:span><text:span text:style-name="T27"><text:s/>tag), a page content container (</text:span><text:span text:style-name="T28">div</text:span><text:span text:style-name="T29"><text:s/>tag), and two columns within the content container for project information and to-do list (left-hand column) and the IFC viewer (right-hand column).</text:span></text:p>
        </text:list-item>
        <text:list-item>
          <text:p text:style-name="P30"><text:span text:style-name="T31">CSS Styling:</text:span><text:span text:style-name="T32"><text:s/>Provides inline styles and class attributes for elements in the HTML. Introduces the use of the "greater than" sign in CSS (</text:span><text:span text:style-name="T33">&gt;</text:span><text:span text:style-name="T34">), targeting elements with a specific class that are direct children of another element with a particular ID.</text:span></text:p>
        </text:list-item>
        <text:list-item>
          <text:p text:style-name="P35"><text:span text:style-name="T36">Page Class for Styling:</text:span><text:span text:style-name="T37"><text:s/>Acknowledges a visual issue in the browser where the main container doesn't take the full height. Proposes creating a page class with styling rules to ensure all pages take the full width and height of the main content area.</text:span></text:p>
        </text:list-item>
      </text:list>
      <text:list text:style-name="LFO2" text:continue-numbering="true">
        <text:list-item>
          <text:p text:style-name="P38"><text:span text:style-name="T39">Creating a Page Class:</text:span><text:span text:style-name="T40"><text:s/>In Visual Studio Code, the script suggests creating a page class and assigning it to both existing pages to address the height issue. The proposed styling rules for the page class are pending.</text:span></text:p>
        </text:list-item>
      </text:list>
      <text:h text:style-name="P41" text:outline-level="3"><text:span text:style-name="T42">🤠</text:span><text:span text:style-name="T43"><text:s/>Details Page Design</text:span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e" style:country-complex="IL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Carreras Albacete</meta:initial-creator>
    <dc:creator>David Carreras Albacete</dc:creator>
    <meta:creation-date>2023-12-26T09:45:00Z</meta:creation-date>
    <dc:date>2023-12-26T09:45:00Z</dc:date>
    <meta:template xlink:href="Normal.dotm" xlink:type="simple"/>
    <meta:editing-cycles>2</meta:editing-cycles>
    <meta:editing-duration>PT93180S</meta:editing-duration>
    <meta:document-statistic meta:page-count="1" meta:paragraph-count="3" meta:word-count="296" meta:character-count="1985" meta:row-count="14" meta:non-whitespace-character-count="1692"/>
  </office:meta>
</office:document-meta>
</file>